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one&quot;" style:apply-style-name="Untitled1" style:base-cell-address="Sheet1.D6"/>
      <style:map style:condition="cell-content()=&quot;Partial&quot;" style:apply-style-name="Untitled2" style:base-cell-address="Sheet1.D6"/>
      <style:map style:condition="cell-content()=&quot;Full&quot;" style:apply-style-name="Untitled3" style:base-cell-address="Sheet1.D6"/>
      <style:map style:condition="cell-content()=&quot;Extended&quot;" style:apply-style-name="Untitled4" style:base-cell-address="Sheet1.D6"/>
      <style:map style:condition="cell-content()=&quot;Superseded&quot;" style:apply-style-name="Untitled5" style:base-cell-address="Sheet1.D6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tatus:</text:p>
          </table:table-cell>
          <table:table-cell table:style-name="ce4" office:value-type="string" calcext:value-type="string">
            <text:p>None</text:p>
          </table:table-cell>
          <table:table-cell table:style-name="ce6" office:value-type="string" calcext:value-type="string">
            <text:p>Partial</text:p>
          </table:table-cell>
          <table:table-cell table:style-name="ce8" office:value-type="string" calcext:value-type="string">
            <text:p>Full</text:p>
          </table:table-cell>
          <table:table-cell table:style-name="ce9" office:value-type="string" calcext:value-type="string">
            <text:p>Extended</text:p>
          </table:table-cell>
          <table:table-cell table:style-name="ce10" office:value-type="string" calcext:value-type="string">
            <text:p>Supersede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mposit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ray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shMap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Arra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Row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ML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rray Func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ppe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Cop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ca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a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vers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orten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c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bse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olea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y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ring Function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Al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c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Token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m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::tri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il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fferedRe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Re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un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Byte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tring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T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Fol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ime &amp; Data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lli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u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n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o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ye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Keyboard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Cod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code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Typ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us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Button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Click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Dragg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Mov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MOV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<text:span text:style-name="T1">Listen the MOUSE</text:span>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Whee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_scroll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>
            <text:p>For use in mouse scroll even listene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Math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nstant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LF_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RTER_PI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U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WO_PI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2" table:number-rows-spanned="1">
            <text:p>Use TAU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LER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 table:number-columns-spanned="2" table:number-rows-spanned="1">
            <text:p>The ‘e’ consta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Vector&quot;" office:value-type="string" office:string-value="PVector" calcext:value-type="string">
            <text:p>PVector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b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ei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strai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clam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p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rema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x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rm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oun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o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r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rigonometry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2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degrees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deg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dians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ra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andom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Detail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octaves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Guassia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gaussian_random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random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uniform_rando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Typology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ont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font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Fo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Fo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lig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Leading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Siz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Wid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etr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De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Rendering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Graph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Graphics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i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Graphic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li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had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5" table:formula="of:=&quot;PShader&quot;" office:value-type="string" office:string-value="PShader" calcext:value-type="string">
            <text:p>PSh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set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Imag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formula="of:=&quot;PImage&quot;" office:value-type="string" office:string-value="PImage" calcext:value-type="string">
            <text:p>PImag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Textur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reate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Tint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tint(OFF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equest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i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ixel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p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t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sk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s[]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xtur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Wr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Shape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Shape&quot;" office:value-type="string" office:string-value="PShape" calcext:value-type="string">
            <text:p>PShap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D Primitiv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c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irc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No 3D Suppor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in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uar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ang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C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Weigh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ertex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ratic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ur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ightnes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3D Primiti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er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he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rea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pha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ightness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ree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d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turatio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t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ackground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e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Fill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fill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troke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roke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Event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CLOSE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ERROR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FOCUS</text:p>
          </table:table-cell>
          <table:table-cell office:value-type="string" calcext:value-type="string">
            <text:p>Extended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Oth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l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cused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Count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frame_cou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ullScree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tings()</text:p>
          </table:table-cell>
          <table:table-cell office:value-type="string" calcext:value-type="string">
            <text:p>Lol, Be G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z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open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atio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Titl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title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6:Sheet1.D58 Sheet1.D60:Sheet1.D108 Sheet1.D158:Sheet1.D164 Sheet1.D192:Sheet1.D216 Sheet1.D166:Sheet1.D175 Sheet1.D177:Sheet1.D190 Sheet1.D220:Sheet1.D224 Sheet1.D227:Sheet1.D235 Sheet1.D110:Sheet1.D156 Sheet1.D238:Sheet1.D269 Sheet1.D293:Sheet1.D315 Sheet1.D316:Sheet1.D331 Sheet1.D271:Sheet1.D290">
            <calcext:condition calcext:apply-style-name="Untitled1" calcext:value="=&quot;None&quot;" calcext:base-cell-address="Sheet1.D6"/>
            <calcext:condition calcext:apply-style-name="Untitled2" calcext:value="=&quot;Partial&quot;" calcext:base-cell-address="Sheet1.D6"/>
            <calcext:condition calcext:apply-style-name="Untitled3" calcext:value="=&quot;Full&quot;" calcext:base-cell-address="Sheet1.D6"/>
            <calcext:condition calcext:apply-style-name="Untitled4" calcext:value="=&quot;Extended&quot;" calcext:base-cell-address="Sheet1.D6"/>
            <calcext:condition calcext:apply-style-name="Untitled5" calcext:value="=&quot;Superseded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bf00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2a6099"/>
    </style:style>
    <style:style style:name="Untitled5" style:family="table-cell" style:parent-style-name="Default">
      <style:table-cell-properties fo:background-color="#800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2:15:14.339598370</meta:creation-date>
    <dc:date>2023-09-25T14:35:21.546940714</dc:date>
    <meta:editing-duration>PT8H55M18S</meta:editing-duration>
    <meta:editing-cycles>10</meta:editing-cycles>
    <meta:generator>LibreOffice/7.3.7.2$Linux_X86_64 LibreOffice_project/30$Build-2</meta:generator>
    <meta:document-statistic meta:table-count="1" meta:cell-count="581" meta:object-count="0"/>
  </office:meta>
</office:document-meta>
</file>